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8c4f" officeooo:paragraph-rsid="00088c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8c4f" officeooo:paragraph-rsid="00088c4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8c4f" officeooo:paragraph-rsid="0008cf6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cf6b" officeooo:paragraph-rsid="0008cf6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1a4d" officeooo:paragraph-rsid="000c1a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2853" officeooo:paragraph-rsid="000d285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cf6b" officeooo:paragraph-rsid="0008cf6b" style:font-size-asian="10.5pt" style:font-weight-asian="normal" style:font-size-complex="12pt" style:font-weight-complex="normal"/>
    </style:style>
    <style:style style:name="T1" style:family="text">
      <style:text-properties officeooo:rsid="0008cf6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2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con Botones y otros Widgets basicos</text:p>
      <text:p text:style-name="P1"/>
      <text:p text:style-name="P1"/>
      <text:p text:style-name="P3">1.- <text:span text:style-name="T1">Añade el comportamiento a los botones descritos en los ejercicios de Layout</text:span></text:p>
      <text:p text:style-name="P3"/>
      <text:p text:style-name="P3"/>
      <text:p text:style-name="P3"><text:span text:style-name="T1">2.-</text:span>Diseña una pantalla de la forma siguiente: una fila que contenga dos ImageButton. Pon una TextView vacia en el fondo de la pantalla. Haz que uno de lo<text:span text:style-name="T1">s</text:span> botones contenga una imagen roja y el evento Click sobre él colocará a rojo el color de fondo del TextView; el otro botón tendrá una imagen azul y colocará el color de azul el fondo del TextView.. Para cambiar el color usa el método <text:span text:style-name="T2">setBackgroundColor</text:span> con los argumentos <text:span text:style-name="T2">Color.RED, Color.BLUE</text:span></text:p>
      <text:p text:style-name="P2"/>
      <text:p text:style-name="P2"/>
      <text:p text:style-name="P4">3.- Añade una fila con tres RadioButton y sus etiquetas Rojo, Verde y Azul. Modifica el color del TextView de la forma apropiada según la selección del RadioButton</text:p>
      <text:p text:style-name="P4"/>
      <text:p text:style-name="P4"/>
      <text:p text:style-name="P4">4.- Añade otra fila con tres ToggleButton con sus etiquetas Rojo/NO rojo, Verde/NO verde, Azul/NO azul . Cambia el color del TextView de forma apropiada según el Click sobre el ToggleButton. Cuando no haya nada clicado usa el color NEGRO.</text:p>
      <text:p text:style-name="P4"/>
      <text:p text:style-name="P4"/>
      <text:p text:style-name="P6">5.-Crea un proyecto <text:span text:style-name="T3">proySumaResta </text:span>cuya pantalla principal contiene:</text:p>
      <text:p text:style-name="P6">Dos EditText para introducir numeros </text:p>
      <text:p text:style-name="P6">Dos RadioButon para indicar las opciones de Suma o Resta</text:p>
      <text:p text:style-name="P6">Un TextView para visualizar el resultado de la operación, es decir, los números introducidos se sumarán o restarán según esté marcado el RadioButton correspondiente.</text:p>
      <text:p text:style-name="P6"/>
      <text:p text:style-name="P6"/>
      <text:p text:style-name="P5"><text:span text:style-name="T4">6</text:span>.- Cambio entre actividades:</text:p>
      <text:p text:style-name="P5">Diseña una Actividad1 que contiene un TextView con texto inicial “Pantalla1” y dos botones para ir a la Actividad 2 y Actividad 3 respectivamente. Estas dos actividades contienen de igual forma un TextView que indican en que pantalla estamos “Pantalla2” o “Pantalla3” y sus botones respectivos de vuelta a la Actividad padre ( Actividad1).</text:p>
      <text:p text:style-name="P5"><text:span text:style-name="T3">Mejora: <text:s/></text:span>El mensaje del TextView debe cambiar para que indique dónde estamos Pantalla1 pero de dónde venimos, es decir:</text:p>
      <text:p text:style-name="P5">Inicialmente contendrá: Pantalla1</text:p>
      <text:p text:style-name="P5">Cuando los eventos sobre las otras actividades ocurran la vuelta a la Actividad 1 mostrará</text:p>
      <text:p text:style-name="P5">Pantalla1, vuelta de la pantalla2</text:p>
      <text:p text:style-name="P5">Pantalla1, vuelta de la pantalla 3</text:p>
      <text:p text:style-name="P4"/>
      <text:p text:style-name="P5"><text:span text:style-name="T3">Nota,</text:span> revisa las mejoras sobre los proyectos HolaMundo y el diferente significado de los métodos startActivity(...);</text:p>
      <text:p text:style-name="P5">StartActivityforResult(....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9:16:34.487000000</meta:creation-date>
    <dc:date>2014-10-13T15:56:39.855000000</dc:date>
    <meta:editing-duration>PT24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8" meta:word-count="336" meta:character-count="2120" meta:non-whitespace-character-count="1800"/>
  </office:meta>
</office:document-meta>
</file>